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88cm" fo:min-width="0.8cm" fo:padding-top="0cm" fo:padding-bottom="0cm" fo:padding-left="0cm" fo:padding-right="0cm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marker-start="Dimension_20_Lines" draw:marker-end="Arrowheads_20_5" draw:textarea-horizontal-align="center" draw:textarea-vertical-align="middle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frame draw:style-name="gr1" draw:text-style-name="P2" draw:layer="layout" svg:width="0.8cm" svg:height="0.488cm" svg:x="0.8cm" svg:y="0cm">
              <draw:text-box>
                <text:p text:style-name="P1"><text:span text:style-name="T1">X</text:span></text:p>
              </draw:text-box>
            </draw:frame>
            <draw:rect draw:style-name="gr2" draw:text-style-name="P3" draw:layer="layout" svg:width="0.4cm" svg:height="2.4cm" svg:x="0.2cm" svg:y="0.3cm">
              <text:p/>
            </draw:rect>
            <draw:rect draw:style-name="gr3" draw:text-style-name="P3" draw:layer="layout" svg:width="0.4cm" svg:height="2.4cm" svg:x="1.9cm" svg:y="0.3cm">
              <text:p/>
            </draw:rect>
            <draw:line draw:style-name="gr4" draw:text-style-name="P3" draw:layer="layout" svg:x1="0.5cm" svg:y1="1cm" svg:x2="2cm" svg:y2="1cm">
              <text:p/>
            </draw:line>
            <draw:line draw:style-name="gr4" draw:text-style-name="P3" draw:layer="layout" svg:x1="0.5cm" svg:y1="1.5cm" svg:x2="2cm" svg:y2="1.5cm">
              <text:p/>
            </draw:line>
            <draw:line draw:style-name="gr4" draw:text-style-name="P3" draw:layer="layout" svg:x1="0.5cm" svg:y1="2cm" svg:x2="2cm" svg:y2="2cm">
              <text:p/>
            </draw:line>
            <draw:line draw:style-name="gr4" draw:text-style-name="P3" draw:layer="layout" svg:x1="0.5cm" svg:y1="2.5cm" svg:x2="2cm" svg:y2="2.5cm">
              <text:p/>
            </draw:line>
            <draw:line draw:style-name="gr4" draw:text-style-name="P3" draw:layer="layout" svg:x1="0.5cm" svg:y1="0.5cm" svg:x2="2cm" svg:y2="0.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0 10" svg:d="m0 0h10v10h-10z"/>
    <draw:marker draw:name="Arrowheads_20_3" draw:display-name="Arrowheads 3" svg:viewBox="0 0 1131 1131" svg:d="m0 564 564 567 567-567-567-564z"/>
    <draw:marker draw:name="Arrowheads_20_4" draw:display-name="Arrowheads 4" svg:viewBox="0 0 1131 902" svg:d="m564 0-564 902h1131z"/>
    <draw:marker draw:name="Arrowheads_20_5" draw:display-name="Arrowheads 5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akub Strychowski</meta:initial-creator>
    <meta:creation-date>2007-11-05T16:17:28</meta:creation-date>
    <dc:creator>Jakub Strychowski</dc:creator>
    <dc:date>2007-11-06T00:06:35</dc:date>
    <dc:language>pl-PL</dc:language>
    <meta:editing-cycles>8</meta:editing-cycles>
    <meta:editing-duration>PT3H42M5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